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language-asian="de" style:country-asian="CH"/>
    </style:style>
    <style:style style:name="P2"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3" style:parent-style-name="Standard"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style:language-asian="de" style:country-asian="CH"/>
    </style:style>
    <style:style style:name="P4" style:parent-style-name="Standard" style:family="paragraph">
      <style:text-properties fo:language="en" fo:country="US"/>
    </style:style>
  </office:automatic-styles>
  <office:body>
    <office:text text:use-soft-page-breaks="true">
      <text:p text:style-name="P1">Data Privacy</text:p>
      <text:p text:style-name="P2">This app is using Google Analytics, a web analysis service provided by Google, Inc. („Google“). Information about the usage of your app are sent by Google to a server in the USA and are saved there. Google is using this information to analyze your usage of the app, generating reports about your app activity for providers and adding additional services about app activity and internet usage. Google may provide this information to third partys where legally allowed or where these third partys are processing information on behalf of Google. Google won’t link your IP adress with other data captured by Google.</text:p>
      <text:p text:style-name="P3">Eventphant minds protection of your data. Through installation of the app, you agree to use the identification number (ID) of your device for analysis purposes. The analysis data collected by Eventphant are being used for further development and improvement of the app. The ID of your device is solely being used for this purpose.</text:p>
      <text:p text:style-name="P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CH"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CH"/>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CH"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ch</meta:initial-creator>
    <dc:creator>ich</dc:creator>
    <meta:creation-date>2014-12-30T19:03:00Z</meta:creation-date>
    <dc:date>2014-12-30T19:03:00Z</dc:date>
    <meta:template xlink:href="Normal.dotm" xlink:type="simple"/>
    <meta:editing-cycles>1</meta:editing-cycles>
    <meta:editing-duration>PT0S</meta:editing-duration>
    <meta:document-statistic meta:page-count="1" meta:paragraph-count="1" meta:word-count="131" meta:character-count="956" meta:row-count="6" meta:non-whitespace-character-count="826"/>
  </office:meta>
</office:document-meta>
</file>